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fo:font-weight="bold" style:font-weight-asian="bold" style:font-weight-complex="bold" fo:color="#EE0000" style:text-underline-type="single" style:text-underline-style="solid" style:text-underline-width="auto" style:text-underline-mode="continuous"/>
    </style:style>
    <style:style style:name="P2" style:parent-style-name="Paragraphedeliste" style:list-style-name="LFO1" style:family="paragraph"/>
    <style:style style:name="P3" style:parent-style-name="Paragraphedeliste" style:list-style-name="LFO1" style:family="paragraph"/>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1" style:family="paragraph"/>
    <style:style style:name="P7" style:parent-style-name="Paragraphedeliste" style:list-style-name="LFO1" style:family="paragraph"/>
  </office:automatic-styles>
  <office:body>
    <office:text text:use-soft-page-breaks="true">
      <text:h text:style-name="P1" text:outline-level="1">Détail des Services Docker Soutenance</text:h>
      <text:p text:style-name="Normal"/>
      <text:p text:style-name="Normal">Sarah GUITTARD</text:p>
      <text:p text:style-name="Normal">Axel MICK</text:p>
      <text:p text:style-name="Normal">Vele ROMARIO<text:s/></text:p>
      <text:p text:style-name="Normal">2i1<text:s/></text:p>
      <text:p text:style-name="Normal"/>
      <text:h text:style-name="Titre2" text:outline-level="2">Dockerfile WEB:</text:h>
      <text:p text:style-name="Normal">Technologies utilisées :</text:p>
      <text:list text:style-name="LFO1" text:continue-numbering="true">
        <text:list-item>
          <text:p text:style-name="P2">PHP</text:p>
        </text:list-item>
        <text:list-item>
          <text:p text:style-name="P3">JavaScript</text:p>
        </text:list-item>
      </text:list>
      <text:p text:style-name="Normal">Le container Web est le front de notre site, c’est<text:s/>là<text:s/>que les utilisateurs s’y connectent. Le web interagit avec l’API, notamment pour les requêtes de type SQL.<text:s/></text:p>
      <text:p text:style-name="Normal"/>
      <text:h text:style-name="Titre2" text:outline-level="2">Dockerfile API:</text:h>
      <text:p text:style-name="Normal">Technologie utilisée :</text:p>
      <text:list text:style-name="LFO1" text:continue-numbering="true">
        <text:list-item>
          <text:p text:style-name="P4">GO</text:p>
        </text:list-item>
      </text:list>
      <text:p text:style-name="Normal">L’API permet de faire la passerelle entre la BDD et le front. Il est codé intégralement en go, il fonctionne par principe de route et chaque route a une fonction particulière. <text:s/></text:p>
      <text:p text:style-name="Normal"/>
      <text:h text:style-name="Titre2" text:outline-level="2">Base de données et PMA:</text:h>
      <text:p text:style-name="Normal">Technologies utilisées :</text:p>
      <text:list text:style-name="LFO1" text:continue-numbering="true">
        <text:list-item>
          <text:p text:style-name="P5">MariaDB</text:p>
        </text:list-item>
        <text:list-item>
          <text:p text:style-name="P6">phpMyAdmin</text:p>
        </text:list-item>
      </text:list>
      <text:p text:style-name="Normal">La base de données permet de stocker les informations récoltées dans le WEB. Elle communique avec l’API qui lui envoi les informations et elle communique également avec la PMA, ce qui nous permet de pouvoir nous connecter à la BDD avec une<text:s/>interface graphique.<text:s/></text:p>
      <text:p text:style-name="Normal"/>
      <text:h text:style-name="Titre2" text:outline-level="2">Dockhand:</text:h>
      <text:p text:style-name="Normal">Technologie utilisée :</text:p>
      <text:list text:style-name="LFO1" text:continue-numbering="true">
        <text:list-item>
          <text:p text:style-name="P7">Dockhand</text:p>
        </text:list-item>
      </text:list>
      <text:soft-page-break/>
      <text:p text:style-name="Normal">Dockhand est un gestionnaire de containeur. Il nous permet de pouvoir consulter et interagir avec les containeurs et cela de manière graphique.</text:p>
      <text:p text:style-name="Normal"/>
      <text:h text:style-name="Titre2" text:outline-level="2">Justification :<text:s/></text:h>
      <text:p text:style-name="Normal">Nous avons choisi de séparer le front et l’API pour une meilleure portabilité. Le but étant de pouvoir ensuite développer d’autres applications, comme une version mobile, en utilisant toujours la même API. De plus, en cas de problème, il est très simple de corriger l’API. L’avantage de Dockeriser ce projet est que comme chaque service est dépendants d’un autre service, il est judicieux de tout Dockeriser ensemble plutôt que d’héberger indépendamment des autres services.<text:s/></text:p>
      <text:p text:style-name="Normal">Pour ce qui est du choix du registre, nous avons choisi Docker Hub. Cela nous permet de stocker nos images pour le front et l’API, afin de pull les images sur le serveur web et de n’avoir « que » le Docker-compose.yml en code pur en productio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xel MICK</meta:initial-creator>
    <dc:creator>Axel MICK</dc:creator>
    <meta:creation-date>2026-04-15T13:00:00Z</meta:creation-date>
    <dc:date>2026-04-15T14:38:00Z</dc:date>
    <meta:template xlink:href="Normal.dotm" xlink:type="simple"/>
    <meta:editing-cycles>1</meta:editing-cycles>
    <meta:editing-duration>PT5880S</meta:editing-duration>
    <meta:document-statistic meta:page-count="2" meta:paragraph-count="3" meta:word-count="274" meta:character-count="1778" meta:row-count="12" meta:non-whitespace-character-count="1507"/>
  </office:meta>
</office:document-meta>
</file>